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4.4cm" svg:height="1.9cm" svg:x="4.7cm" svg:y="1.8cm">
          <text:p text:style-name="P1">Q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9cm" svg:height="1.8cm" svg:x="17.9cm" svg:y="1.9cm">
          <text:p text:style-name="P1">OpenCv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1.3cm" svg:height="2.149cm" svg:x="1.8cm" svg:y="5.7cm">
          <text:p text:style-name="P1">Applicat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cm" svg:height="1.751cm" svg:x="1.8cm" svg:y="7.849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8cm" svg:height="1.751cm" svg:x="7.3cm" svg:y="7.849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cm" svg:height="2.1cm" svg:x="15.4cm" svg:y="5.8cm">
          <text:p text:style-name="P1">Librairi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3cm" svg:height="3.8cm" svg:x="15.4cm" svg:y="7.9cm">
          <text:p text:style-name="P1"><text:span text:style-name="T1">enum Type_Track </text:span><text:span text:style-name="T1"><text:line-break/></text:span><text:span text:style-name="T1">{TRACK_COLOR, TRACK_SHAPE, TRACK_BLOB}</text:span><text:span text:style-name="T1"><text:line-break/></text:span><text:span text:style-name="T1"><text:line-break/></text:span><text:span text:style-name="T1">Cursor* <text:s/>calibration( Type_Track )</text:span></text:p>
          <text:p text:style-name="P1"><text:span text:style-name="T1">int track( Type_Track )</text:span><text:span text:style-name="T1"><text:line-break/></text:span><text:span text:style-name="T1"/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9cm" svg:y1="5.7cm" svg:x2="6.9cm" svg:y2="3.7cm">
          <text:p/>
        </draw:line>
        <draw:line draw:style-name="gr2" draw:text-style-name="P1" draw:layer="layout" svg:x1="7.5cm" svg:y1="5.6cm" svg:x2="17.9cm" svg:y2="3.7cm">
          <text:p/>
        </draw:line>
        <draw:line draw:style-name="gr2" draw:text-style-name="P1" draw:layer="layout" svg:x1="20cm" svg:y1="5.8cm" svg:x2="20cm" svg:y2="3.7cm">
          <text:p/>
        </draw:line>
        <draw:line draw:style-name="gr2" draw:text-style-name="P1" draw:layer="layout" svg:x1="13cm" svg:y1="8.9cm" svg:x2="15.6cm" svg:y2="8.9cm">
          <text:p/>
        </draw:line>
        <draw:custom-shape draw:style-name="gr1" draw:text-style-name="P3" draw:layer="layout" svg:width="5.5cm" svg:height="4.5cm" svg:x="1.8cm" svg:y="9.6cm">
          <text:p text:style-name="P1"><text:span text:style-name="T2">Liste webcams</text:span></text:p>
          <text:p text:style-name="P1"><text:span text:style-name="T2">Étalonnage</text:span></text:p>
          <text:p text:style-name="P1"><text:span text:style-name="T2">Reconnaissance</text:span></text:p>
          <text:p text:style-name="P1"><text:span text:style-name="T2">Envoi des demandes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5.788cm" svg:height="4.5cm" svg:x="7.312cm" svg:y="9.6cm">
          <text:p text:style-name="P1"><text:span text:style-name="T2">Liste clients</text:span></text:p>
          <text:p text:style-name="P1"><text:span text:style-name="T2">Synchronisation</text:span></text:p>
          <text:p text:style-name="P1"><text:span text:style-name="T2">Dessin local</text:span></text:p>
          <text:p text:style-name="P1"><text:span text:style-name="T2">Envoi des ordres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eoffrey </meta:initial-creator>
    <meta:creation-date>2012-03-28T09:40:30</meta:creation-date>
    <dc:date>2012-04-02T20:07:57</dc:date>
    <dc:creator>Julien </dc:creator>
    <meta:editing-duration>PT1H10M29S</meta:editing-duration>
    <meta:editing-cycles>10</meta:editing-cycles>
    <meta:generator>LibreOffice/3.4$Unix LibreOffice_project/340m1$Build-402</meta:generator>
    <meta:document-statistic meta:object-count="13"/>
  </office:meta>
</office:document-meta>
</file>